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0.833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2" table:default-cell-style-name="ce2"/>
        <table:table-column table:style-name="co1" table:number-columns-repeated="1013" table:default-cell-style-name="ce2"/>
        <table:table-column table:style-name="co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ombre dents</text:p>
          </table:table-cell>
          <table:table-cell table:style-name="ce3" office:value-type="string" calcext:value-type="string">
            <text:p>Diamèt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mbre de dents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([.B3]*2)/PI()" office:value-type="float" office:value="0.636619772367581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50/[.E3]" office:value-type="float" office:value="50" calcext:value-type="float">
            <text:p>50.00</text:p>
          </table:table-cell>
          <table:table-cell table:style-name="ce4"/>
          <table:table-cell/>
          <table:table-cell office:value-type="string" calcext:value-type="string">
            <text:p>Longueur des dents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formula="of:=([.B4]*2)/PI()" office:value-type="float" office:value="1.27323954473516" calcext:value-type="float">
            <text:p>1.27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50/[.E4]" office:value-type="float" office:value="25" calcext:value-type="float">
            <text:p>25.00</text:p>
          </table:table-cell>
          <table:table-cell table:style-name="ce4"/>
          <table:table-cell/>
          <table:table-cell office:value-type="string" calcext:value-type="string">
            <text:p>angles arretes</text:p>
          </table:table-cell>
          <table:table-cell table:formula="of:=360/[.J2]" office:value-type="float" office:value="5.80645161290323" calcext:value-type="float">
            <text:p>5.806451612903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formula="of:=([.B5]*2)/PI()" office:value-type="float" office:value="1.90985931710274" calcext:value-type="float">
            <text:p>1.9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50/[.E5]" office:value-type="float" office:value="16.6666666666667" calcext:value-type="float">
            <text:p>16.67</text:p>
          </table:table-cell>
          <table:table-cell table:style-name="ce4"/>
          <table:table-cell/>
          <table:table-cell office:value-type="string" calcext:value-type="string">
            <text:p>angle origine</text:p>
          </table:table-cell>
          <table:table-cell table:formula="of:=[.J4]/2" office:value-type="float" office:value="2.90322580645161" calcext:value-type="float">
            <text:p>2.90322580645161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formula="of:=([.B6]*2)/PI()" office:value-type="float" office:value="2.54647908947033" calcext:value-type="float">
            <text:p>2.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50/[.E6]" office:value-type="float" office:value="12.5" calcext:value-type="float">
            <text:p>12.50</text:p>
          </table:table-cell>
          <table:table-cell table:style-name="ce4"/>
          <table:table-cell table:number-columns-repeated="5"/>
          <table:table-cell table:number-columns-repeated="2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formula="of:=([.B7]*2)/PI()" office:value-type="float" office:value="3.18309886183791" calcext:value-type="float">
            <text:p>3.18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formula="of:=50/[.E7]" office:value-type="float" office:value="10" calcext:value-type="float">
            <text:p>10.00</text:p>
          </table:table-cell>
          <table:table-cell table:style-name="ce4"/>
          <table:table-cell/>
          <table:table-cell office:value-type="string" calcext:value-type="string">
            <text:p>Degre to radian</text:p>
          </table:table-cell>
          <table:table-cell table:style-name="ce4" table:formula="of:=PI()*2/360" office:value-type="float" office:value="0.0174532925199433" calcext:value-type="float">
            <text:p>0.02</text:p>
          </table:table-cell>
          <table:table-cell table:number-columns-repeated="2"/>
          <table:table-cell table:formula="of:=([.M5]+[.M6])/[.M5]" office:value-type="float" office:value="3" calcext:value-type="float">
            <text:p>3</text:p>
          </table:table-cell>
          <table:table-cell table:formula="of:=([.N5]+[.N6])/[.N5]" office:value-type="float" office:value="3" calcext:value-type="float">
            <text:p>3</text:p>
          </table:table-cell>
          <table:table-cell table:formula="of:=[.O6]/[.O5]" office:value-type="float" office:value="5.5" calcext:value-type="float">
            <text:p>5.5</text:p>
          </table:table-cell>
          <table:table-cell table:formula="of:=[.O7]*[.N7]*[.M7]" office:value-type="float" office:value="49.5" calcext:value-type="float">
            <text:p>49.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formula="of:=([.B8]*2)/PI()" office:value-type="float" office:value="3.81971863420549" calcext:value-type="float">
            <text:p>3.8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table:formula="of:=50/[.E8]" office:value-type="float" office:value="8.33333333333333" calcext:value-type="float">
            <text:p>8.33</text:p>
          </table:table-cell>
          <table:table-cell table:style-name="ce4"/>
          <table:table-cell/>
          <table:table-cell table:style-name="ce1" table:number-columns-repeated="2"/>
          <table:table-cell table:style-name="ce5"/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formula="of:=([.B9]*2)/PI()" office:value-type="float" office:value="4.45633840657307" calcext:value-type="float">
            <text:p>4.46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50/[.E9]" office:value-type="float" office:value="7.14285714285714" calcext:value-type="float">
            <text:p>7.14</text:p>
          </table:table-cell>
          <table:table-cell table:style-name="ce4"/>
          <table:table-cell/>
          <table:table-cell office:value-type="string" calcext:value-type="string">
            <text:p>Diamètre cercle</text:p>
          </table:table-cell>
          <table:table-cell table:formula="of:=SUM([.K11:.K72])/2" office:value-type="float" office:value="39.4873212306564" calcext:value-type="float">
            <text:p>39.4873212306564</text:p>
          </table:table-cell>
          <table:table-cell table:style-name="ce1"/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formula="of:=([.B10]*2)/PI()" office:value-type="float" office:value="5.09295817894065" calcext:value-type="float">
            <text:p>5.09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table:formula="of:=50/[.E10]" office:value-type="float" office:value="6.25" calcext:value-type="float">
            <text:p>6.25</text:p>
          </table:table-cell>
          <table:table-cell table:style-name="ce4"/>
          <table:table-cell/>
          <table:table-cell table:style-name="ce1" table:number-columns-repeated="3"/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formula="of:=([.B11]*2)/PI()" office:value-type="float" office:value="5.72957795130823" calcext:value-type="float">
            <text:p>5.7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table:formula="of:=50/[.E11]" office:value-type="float" office:value="5.55555555555556" calcext:value-type="float">
            <text:p>5.56</text:p>
          </table:table-cell>
          <table:table-cell table:style-name="ce4"/>
          <table:table-cell/>
          <table:table-cell office:value-type="string" calcext:value-type="string">
            <text:p>Numéro de l’arrete</text:p>
          </table:table-cell>
          <table:table-cell office:value-type="float" office:value="1" calcext:value-type="float">
            <text:p>1</text:p>
          </table:table-cell>
          <table:table-cell table:style-name="ce4" table:formula="of:=ABS([.J$3]*SIN((([.J11]*[.J$4])+[.J$5])*[.J$7]))" office:value-type="float" office:value="0.302855555009153" calcext:value-type="float">
            <text:p>0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formula="of:=([.B12]*2)/PI()" office:value-type="float" office:value="6.36619772367581" calcext:value-type="float">
            <text:p>6.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formula="of:=50/[.E12]" office:value-type="float" office:value="5" calcext:value-type="float">
            <text:p>5.00</text:p>
          </table:table-cell>
          <table: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table:style-name="ce4" table:formula="of:=ABS([.J$3]*SIN((([.J12]*[.J$4])+[.J$5])*[.J$7]))" office:value-type="float" office:value="0.501305064517441" calcext:value-type="float">
            <text:p>0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table:formula="of:=([.B13]*2)/PI()" office:value-type="float" office:value="7.0028174960434" calcext:value-type="float">
            <text:p>7.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table:formula="of:=50/[.E13]" office:value-type="float" office:value="4.54545454545455" calcext:value-type="float">
            <text:p>4.55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table:style-name="ce4" table:formula="of:=ABS([.J$3]*SIN((([.J13]*[.J$4])+[.J$5])*[.J$7]))" office:value-type="float" office:value="0.694610505689641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formula="of:=([.B14]*2)/PI()" office:value-type="float" office:value="7.63943726841098" calcext:value-type="float">
            <text:p>7.6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50/[.E14]" office:value-type="float" office:value="4.16666666666667" calcext:value-type="float">
            <text:p>4.17</text:p>
          </table:table-cell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style-name="ce4" table:formula="of:=ABS([.J$3]*SIN((([.J14]*[.J$4])+[.J$5])*[.J$7]))" office:value-type="float" office:value="0.880788303115268" calcext:value-type="float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table:formula="of:=([.B15]*2)/PI()" office:value-type="float" office:value="8.27605704077856" calcext:value-type="float">
            <text:p>8.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table:formula="of:=50/[.E15]" office:value-type="float" office:value="3.84615384615385" calcext:value-type="float">
            <text:p>3.85</text:p>
          </table:table-cell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style-name="ce4" table:formula="of:=ABS([.J$3]*SIN((([.J15]*[.J$4])+[.J$5])*[.J$7]))" office:value-type="float" office:value="1.05792802065393" calcext:value-type="float">
            <text:p>1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formula="of:=([.B16]*2)/PI()" office:value-type="float" office:value="8.91267681314614" calcext:value-type="float">
            <text:p>8.9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table:formula="of:=50/[.E16]" office:value-type="float" office:value="3.57142857142857" calcext:value-type="float">
            <text:p>3.57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table:style-name="ce4" table:formula="of:=ABS([.J$3]*SIN((([.J16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formula="of:=([.B17]*2)/PI()" office:value-type="float" office:value="9.54929658551372" calcext:value-type="float">
            <text:p>9.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table:formula="of:=50/[.E17]" office:value-type="float" office:value="3.33333333333333" calcext:value-type="float">
            <text:p>3.33</text:p>
          </table:table-cell>
          <table:table-cell table:style-name="ce4"/>
          <table:table-cell/>
          <table:table-cell table:style-name="ce1"/>
          <table:table-cell office:value-type="float" office:value="7" calcext:value-type="float">
            <text:p>7</text:p>
          </table:table-cell>
          <table:table-cell table:style-name="ce4" table:formula="of:=ABS([.J$3]*SIN((([.J17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formula="of:=([.B18]*2)/PI()" office:value-type="float" office:value="10.1859163578813" calcext:value-type="float">
            <text:p>10.1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table:formula="of:=50/[.E18]" office:value-type="float" office:value="3.125" calcext:value-type="float">
            <text:p>3.13</text:p>
          </table:table-cell>
          <table:table-cell table:style-name="ce4"/>
          <table:table-cell/>
          <table:table-cell table:style-name="ce1"/>
          <table:table-cell office:value-type="float" office:value="8" calcext:value-type="float">
            <text:p>8</text:p>
          </table:table-cell>
          <table:table-cell table:style-name="ce4" table:formula="of:=ABS([.J$3]*SIN((([.J18]*[.J$4])+[.J$5])*[.J$7]))" office:value-type="float" office:value="1.51751624538558" calcext:value-type="float">
            <text:p>1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table:formula="of:=([.B19]*2)/PI()" office:value-type="float" office:value="10.8225361302489" calcext:value-type="float">
            <text:p>10.8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table:formula="of:=50/[.E19]" office:value-type="float" office:value="2.94117647058824" calcext:value-type="float">
            <text:p>2.94</text:p>
          </table:table-cell>
          <table:table-cell table:style-name="ce4"/>
          <table:table-cell/>
          <table:table-cell table:style-name="ce1"/>
          <table:table-cell office:value-type="float" office:value="9" calcext:value-type="float">
            <text:p>9</text:p>
          </table:table-cell>
          <table:table-cell table:style-name="ce4" table:formula="of:=ABS([.J$3]*SIN((([.J19]*[.J$4])+[.J$5])*[.J$7]))" office:value-type="float" office:value="1.64152688241455" calcext:value-type="float">
            <text:p>1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formula="of:=([.B20]*2)/PI()" office:value-type="float" office:value="11.4591559026165" calcext:value-type="float">
            <text:p>11.4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table:formula="of:=50/[.E20]" office:value-type="float" office:value="2.77777777777778" calcext:value-type="float">
            <text:p>2.78</text:p>
          </table:table-cell>
          <table:table-cell table:style-name="ce4"/>
          <table:table-cell/>
          <table:table-cell table:style-name="ce1"/>
          <table:table-cell office:value-type="float" office:value="10" calcext:value-type="float">
            <text:p>10</text:p>
          </table:table-cell>
          <table:table-cell table:style-name="ce4" table:formula="of:=ABS([.J$3]*SIN((([.J20]*[.J$4])+[.J$5])*[.J$7]))" office:value-type="float" office:value="1.74869323228916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table:formula="of:=([.B21]*2)/PI()" office:value-type="float" office:value="12.095775674984" calcext:value-type="float">
            <text:p>12.1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" table:formula="of:=50/[.E21]" office:value-type="float" office:value="2.63157894736842" calcext:value-type="float">
            <text:p>2.63</text:p>
          </table:table-cell>
          <table:table-cell table:style-name="ce4"/>
          <table:table-cell table:number-columns-repeated="2"/>
          <table:table-cell office:value-type="float" office:value="11" calcext:value-type="float">
            <text:p>11</text:p>
          </table:table-cell>
          <table:table-cell table:style-name="ce4" table:formula="of:=ABS([.J$3]*SIN((([.J21]*[.J$4])+[.J$5])*[.J$7]))" office:value-type="float" office:value="1.83791562324046" calcext:value-type="float">
            <text:p>1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formula="of:=([.B22]*2)/PI()" office:value-type="float" office:value="12.7323954473516" calcext:value-type="float">
            <text:p>12.7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formula="of:=50/[.E22]" office:value-type="float" office:value="2.5" calcext:value-type="float">
            <text:p>2.50</text:p>
          </table:table-cell>
          <table:table-cell table:style-name="ce4"/>
          <table:table-cell/>
          <table:table-cell table:style-name="ce1"/>
          <table:table-cell office:value-type="float" office:value="12" calcext:value-type="float">
            <text:p>12</text:p>
          </table:table-cell>
          <table:table-cell table:style-name="ce4" table:formula="of:=ABS([.J$3]*SIN((([.J22]*[.J$4])+[.J$5])*[.J$7]))" office:value-type="float" office:value="1.9082785128001" calcext:value-type="float">
            <text:p>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table:formula="of:=([.B23]*2)/PI()" office:value-type="float" office:value="13.3690152197192" calcext:value-type="float">
            <text:p>13.3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table:formula="of:=50/[.E23]" office:value-type="float" office:value="2.38095238095238" calcext:value-type="float">
            <text:p>2.38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table:style-name="ce4" table:formula="of:=ABS([.J$3]*SIN((([.J23]*[.J$4])+[.J$5])*[.J$7]))" office:value-type="float" office:value="1.95905988250499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formula="of:=([.B24]*2)/PI()" office:value-type="float" office:value="14.0056349920868" calcext:value-type="float">
            <text:p>14.0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table:formula="of:=50/[.E24]" office:value-type="float" office:value="2.27272727272727" calcext:value-type="float">
            <text:p>2.2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table:style-name="ce4" table:formula="of:=ABS([.J$3]*SIN((([.J24]*[.J$4])+[.J$5])*[.J$7]))" office:value-type="float" office:value="1.98973864678379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" table:formula="of:=([.B25]*2)/PI()" office:value-type="float" office:value="14.6422547644544" calcext:value-type="float">
            <text:p>14.6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" table:formula="of:=50/[.E25]" office:value-type="float" office:value="2.17391304347826" calcext:value-type="float">
            <text:p>2.17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table:style-name="ce4" table:formula="of:=ABS([.J$3]*SIN((([.J25]*[.J$4])+[.J$5])*[.J$7]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formula="of:=([.B26]*2)/PI()" office:value-type="float" office:value="15.278874536822" calcext:value-type="float">
            <text:p>15.2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" table:formula="of:=50/[.E26]" office:value-type="float" office:value="2.08333333333333" calcext:value-type="float">
            <text:p>2.08</text:p>
          </table:table-cell>
          <table:table-cell table:style-name="ce4"/>
          <table:table-cell table:number-columns-repeated="2"/>
          <table:table-cell office:value-type="float" office:value="16" calcext:value-type="float">
            <text:p>16</text:p>
          </table:table-cell>
          <table:table-cell table:style-name="ce4" table:formula="of:=ABS([.J$3]*SIN((([.J26]*[.J$4])+[.J$5])*[.J$7]))" office:value-type="float" office:value="1.98973864678379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table:formula="of:=([.B27]*2)/PI()" office:value-type="float" office:value="15.9154943091895" calcext:value-type="float">
            <text:p>15.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table:formula="of:=50/[.E27]" office:value-type="float" office:value="2" calcext:value-type="float">
            <text:p>2.00</text:p>
          </table:table-cell>
          <table:table-cell table:style-name="ce4"/>
          <table:table-cell table:number-columns-repeated="2"/>
          <table:table-cell office:value-type="float" office:value="17" calcext:value-type="float">
            <text:p>17</text:p>
          </table:table-cell>
          <table:table-cell table:style-name="ce4" table:formula="of:=ABS([.J$3]*SIN((([.J27]*[.J$4])+[.J$5])*[.J$7]))" office:value-type="float" office:value="1.95905988250499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4" table:formula="of:=([.B28]*2)/PI()" office:value-type="float" office:value="16.5521140815571" calcext:value-type="float">
            <text:p>16.5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" table:formula="of:=50/[.E28]" office:value-type="float" office:value="1.92307692307692" calcext:value-type="float">
            <text:p>1.92</text:p>
          </table:table-cell>
          <table:table-cell table:style-name="ce4"/>
          <table:table-cell table:number-columns-repeated="2"/>
          <table:table-cell office:value-type="float" office:value="18" calcext:value-type="float">
            <text:p>18</text:p>
          </table:table-cell>
          <table:table-cell table:style-name="ce4" table:formula="of:=ABS([.J$3]*SIN((([.J28]*[.J$4])+[.J$5])*[.J$7]))" office:value-type="float" office:value="1.9082785128001" calcext:value-type="float">
            <text:p>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4" table:formula="of:=([.B29]*2)/PI()" office:value-type="float" office:value="17.1887338539247" calcext:value-type="float">
            <text:p>17.19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" table:formula="of:=50/[.E29]" office:value-type="float" office:value="1.85185185185185" calcext:value-type="float">
            <text:p>1.85</text:p>
          </table:table-cell>
          <table:table-cell table:style-name="ce4"/>
          <table:table-cell table:number-columns-repeated="2"/>
          <table:table-cell office:value-type="float" office:value="19" calcext:value-type="float">
            <text:p>19</text:p>
          </table:table-cell>
          <table:table-cell table:style-name="ce4" table:formula="of:=ABS([.J$3]*SIN((([.J29]*[.J$4])+[.J$5])*[.J$7]))" office:value-type="float" office:value="1.83791562324046" calcext:value-type="float">
            <text:p>1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4" table:formula="of:=([.B30]*2)/PI()" office:value-type="float" office:value="17.8253536262923" calcext:value-type="float">
            <text:p>17.8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4" table:formula="of:=50/[.E30]" office:value-type="float" office:value="1.78571428571429" calcext:value-type="float">
            <text:p>1.79</text:p>
          </table:table-cell>
          <table:table-cell table:style-name="ce4"/>
          <table:table-cell table:number-columns-repeated="2"/>
          <table:table-cell office:value-type="float" office:value="20" calcext:value-type="float">
            <text:p>20</text:p>
          </table:table-cell>
          <table:table-cell table:style-name="ce4" table:formula="of:=ABS([.J$3]*SIN((([.J30]*[.J$4])+[.J$5])*[.J$7]))" office:value-type="float" office:value="1.74869323228916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table:formula="of:=([.B31]*2)/PI()" office:value-type="float" office:value="18.4619733986599" calcext:value-type="float">
            <text:p>18.4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table:formula="of:=50/[.E31]" office:value-type="float" office:value="1.72413793103448" calcext:value-type="float">
            <text:p>1.72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table:style-name="ce4" table:formula="of:=ABS([.J$3]*SIN((([.J31]*[.J$4])+[.J$5])*[.J$7]))" office:value-type="float" office:value="1.64152688241455" calcext:value-type="float">
            <text:p>1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" table:formula="of:=([.B32]*2)/PI()" office:value-type="float" office:value="19.0985931710274" calcext:value-type="float">
            <text:p>19.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formula="of:=50/[.E32]" office:value-type="float" office:value="1.66666666666667" calcext:value-type="float">
            <text:p>1.67</text:p>
          </table:table-cell>
          <table:table-cell table:style-name="ce4"/>
          <table:table-cell table:number-columns-repeated="2"/>
          <table:table-cell office:value-type="float" office:value="22" calcext:value-type="float">
            <text:p>22</text:p>
          </table:table-cell>
          <table:table-cell table:style-name="ce4" table:formula="of:=ABS([.J$3]*SIN((([.J32]*[.J$4])+[.J$5])*[.J$7]))" office:value-type="float" office:value="1.51751624538558" calcext:value-type="float">
            <text:p>1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table:formula="of:=([.B33]*2)/PI()" office:value-type="float" office:value="19.735212943395" calcext:value-type="float">
            <text:p>19.7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table:formula="of:=50/[.E33]" office:value-type="float" office:value="1.61290322580645" calcext:value-type="float">
            <text:p>1.61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table:style-name="ce4" table:formula="of:=ABS([.J$3]*SIN((([.J33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4" table:formula="of:=([.B34]*2)/PI()" office:value-type="float" office:value="20.3718327157626" calcext:value-type="float">
            <text:p>20.3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table:formula="of:=50/[.E34]" office:value-type="float" office:value="1.5625" calcext:value-type="float">
            <text:p>1.56</text:p>
          </table:table-cell>
          <table:table-cell table:style-name="ce4"/>
          <table:table-cell table:number-columns-repeated="2"/>
          <table:table-cell office:value-type="float" office:value="24" calcext:value-type="float">
            <text:p>24</text:p>
          </table:table-cell>
          <table:table-cell table:style-name="ce4" table:formula="of:=ABS([.J$3]*SIN((([.J34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table:formula="of:=([.B35]*2)/PI()" office:value-type="float" office:value="21.0084524881302" calcext:value-type="float">
            <text:p>21.0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table:formula="of:=50/[.E35]" office:value-type="float" office:value="1.51515151515152" calcext:value-type="float">
            <text:p>1.52</text:p>
          </table:table-cell>
          <table:table-cell table:style-name="ce4"/>
          <table:table-cell table:number-columns-repeated="2"/>
          <table:table-cell office:value-type="float" office:value="25" calcext:value-type="float">
            <text:p>25</text:p>
          </table:table-cell>
          <table:table-cell table:style-name="ce4" table:formula="of:=ABS([.J$3]*SIN((([.J35]*[.J$4])+[.J$5])*[.J$7]))" office:value-type="float" office:value="1.05792802065393" calcext:value-type="float">
            <text:p>1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4" table:formula="of:=([.B36]*2)/PI()" office:value-type="float" office:value="21.6450722604978" calcext:value-type="float">
            <text:p>21.6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table:formula="of:=50/[.E36]" office:value-type="float" office:value="1.47058823529412" calcext:value-type="float">
            <text:p>1.47</text:p>
          </table:table-cell>
          <table:table-cell table:style-name="ce4"/>
          <table:table-cell table:number-columns-repeated="2"/>
          <table:table-cell office:value-type="float" office:value="26" calcext:value-type="float">
            <text:p>26</text:p>
          </table:table-cell>
          <table:table-cell table:style-name="ce4" table:formula="of:=ABS([.J$3]*SIN((([.J36]*[.J$4])+[.J$5])*[.J$7]))" office:value-type="float" office:value="0.880788303115268" calcext:value-type="float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table:formula="of:=([.B37]*2)/PI()" office:value-type="float" office:value="22.2816920328653" calcext:value-type="float">
            <text:p>22.28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4" table:formula="of:=50/[.E37]" office:value-type="float" office:value="1.42857142857143" calcext:value-type="float">
            <text:p>1.43</text:p>
          </table:table-cell>
          <table:table-cell table:style-name="ce4"/>
          <table:table-cell table:number-columns-repeated="2"/>
          <table:table-cell office:value-type="float" office:value="27" calcext:value-type="float">
            <text:p>27</text:p>
          </table:table-cell>
          <table:table-cell table:style-name="ce4" table:formula="of:=ABS([.J$3]*SIN((([.J37]*[.J$4])+[.J$5])*[.J$7]))" office:value-type="float" office:value="0.69461050568964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4" table:formula="of:=([.B38]*2)/PI()" office:value-type="float" office:value="22.9183118052329" calcext:value-type="float">
            <text:p>22.9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50/[.E38]" office:value-type="float" office:value="1.38888888888889" calcext:value-type="float">
            <text:p>1.39</text:p>
          </table:table-cell>
          <table:table-cell table:style-name="ce4"/>
          <table:table-cell table:number-columns-repeated="2"/>
          <table:table-cell office:value-type="float" office:value="28" calcext:value-type="float">
            <text:p>28</text:p>
          </table:table-cell>
          <table:table-cell table:style-name="ce4" table:formula="of:=ABS([.J$3]*SIN((([.J38]*[.J$4])+[.J$5])*[.J$7]))" office:value-type="float" office:value="0.501305064517441" calcext:value-type="float">
            <text:p>0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table:formula="of:=([.B39]*2)/PI()" office:value-type="float" office:value="23.5549315776005" calcext:value-type="float">
            <text:p>23.5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table:formula="of:=50/[.E39]" office:value-type="float" office:value="1.35135135135135" calcext:value-type="float">
            <text:p>1.35</text:p>
          </table:table-cell>
          <table:table-cell table:style-name="ce4"/>
          <table:table-cell table:number-columns-repeated="2"/>
          <table:table-cell office:value-type="float" office:value="29" calcext:value-type="float">
            <text:p>29</text:p>
          </table:table-cell>
          <table:table-cell table:style-name="ce4" table:formula="of:=ABS([.J$3]*SIN((([.J39]*[.J$4])+[.J$5])*[.J$7]))" office:value-type="float" office:value="0.302855555009153" calcext:value-type="float">
            <text:p>0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4" table:formula="of:=([.B40]*2)/PI()" office:value-type="float" office:value="24.1915513499681" calcext:value-type="float">
            <text:p>24.19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table:formula="of:=50/[.E40]" office:value-type="float" office:value="1.31578947368421" calcext:value-type="float">
            <text:p>1.32</text:p>
          </table:table-cell>
          <table:table-cell table:style-name="ce4"/>
          <table:table-cell table:number-columns-repeated="2"/>
          <table:table-cell office:value-type="float" office:value="30" calcext:value-type="float">
            <text:p>30</text:p>
          </table:table-cell>
          <table:table-cell table:style-name="ce4" table:formula="of:=ABS([.J$3]*SIN((([.J40]*[.J$4])+[.J$5])*[.J$7]))" office:value-type="float" office:value="0.101298337677425" calcext:value-type="float">
            <text:p>0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4" table:formula="of:=([.B41]*2)/PI()" office:value-type="float" office:value="24.8281711223357" calcext:value-type="float">
            <text:p>24.8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table:formula="of:=50/[.E41]" office:value-type="float" office:value="1.28205128205128" calcext:value-type="float">
            <text:p>1.28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table:style-name="ce4" table:formula="of:=ABS([.J$3]*SIN((([.J41]*[.J$4])+[.J$5])*[.J$7]))" office:value-type="float" office:value="0.101298337677426" calcext:value-type="float">
            <text:p>0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" table:formula="of:=([.B42]*2)/PI()" office:value-type="float" office:value="25.4647908947033" calcext:value-type="float">
            <text:p>25.4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table:formula="of:=50/[.E42]" office:value-type="float" office:value="1.25" calcext:value-type="float">
            <text:p>1.25</text:p>
          </table:table-cell>
          <table:table-cell table:style-name="ce4"/>
          <table:table-cell table:number-columns-repeated="2"/>
          <table:table-cell office:value-type="float" office:value="32" calcext:value-type="float">
            <text:p>32</text:p>
          </table:table-cell>
          <table:table-cell table:style-name="ce4" table:formula="of:=ABS([.J$3]*SIN((([.J42]*[.J$4])+[.J$5])*[.J$7]))" office:value-type="float" office:value="0.302855555009153" calcext:value-type="float">
            <text:p>0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4" table:formula="of:=([.B43]*2)/PI()" office:value-type="float" office:value="26.1014106670708" calcext:value-type="float">
            <text:p>26.1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table:formula="of:=50/[.E43]" office:value-type="float" office:value="1.21951219512195" calcext:value-type="float">
            <text:p>1.22</text:p>
          </table:table-cell>
          <table:table-cell table:style-name="ce4"/>
          <table:table-cell table:number-columns-repeated="2"/>
          <table:table-cell office:value-type="float" office:value="33" calcext:value-type="float">
            <text:p>33</text:p>
          </table:table-cell>
          <table:table-cell table:style-name="ce4" table:formula="of:=ABS([.J$3]*SIN((([.J43]*[.J$4])+[.J$5])*[.J$7]))" office:value-type="float" office:value="0.501305064517441" calcext:value-type="float">
            <text:p>0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4" table:formula="of:=([.B44]*2)/PI()" office:value-type="float" office:value="26.7380304394384" calcext:value-type="float">
            <text:p>26.74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table:formula="of:=50/[.E44]" office:value-type="float" office:value="1.19047619047619" calcext:value-type="float">
            <text:p>1.19</text:p>
          </table:table-cell>
          <table:table-cell table:style-name="ce4"/>
          <table:table-cell table:number-columns-repeated="2"/>
          <table:table-cell office:value-type="float" office:value="34" calcext:value-type="float">
            <text:p>34</text:p>
          </table:table-cell>
          <table:table-cell table:style-name="ce4" table:formula="of:=ABS([.J$3]*SIN((([.J44]*[.J$4])+[.J$5])*[.J$7]))" office:value-type="float" office:value="0.694610505689641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4" table:formula="of:=([.B45]*2)/PI()" office:value-type="float" office:value="27.374650211806" calcext:value-type="float">
            <text:p>27.37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table:formula="of:=50/[.E45]" office:value-type="float" office:value="1.16279069767442" calcext:value-type="float">
            <text:p>1.16</text:p>
          </table:table-cell>
          <table:table-cell table:style-name="ce4"/>
          <table:table-cell table:number-columns-repeated="2"/>
          <table:table-cell office:value-type="float" office:value="35" calcext:value-type="float">
            <text:p>35</text:p>
          </table:table-cell>
          <table:table-cell table:style-name="ce4" table:formula="of:=ABS([.J$3]*SIN((([.J45]*[.J$4])+[.J$5])*[.J$7]))" office:value-type="float" office:value="0.880788303115269" calcext:value-type="float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4" table:formula="of:=([.B46]*2)/PI()" office:value-type="float" office:value="28.0112699841736" calcext:value-type="float">
            <text:p>28.01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table:formula="of:=50/[.E46]" office:value-type="float" office:value="1.13636363636364" calcext:value-type="float">
            <text:p>1.14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table:style-name="ce4" table:formula="of:=ABS([.J$3]*SIN((([.J46]*[.J$4])+[.J$5])*[.J$7]))" office:value-type="float" office:value="1.05792802065393" calcext:value-type="float">
            <text:p>1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4" table:formula="of:=([.B47]*2)/PI()" office:value-type="float" office:value="28.6478897565412" calcext:value-type="float">
            <text:p>28.6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table:formula="of:=50/[.E47]" office:value-type="float" office:value="1.11111111111111" calcext:value-type="float">
            <text:p>1.11</text:p>
          </table:table-cell>
          <table:table-cell table:style-name="ce4"/>
          <table:table-cell table:number-columns-repeated="2"/>
          <table:table-cell office:value-type="float" office:value="37" calcext:value-type="float">
            <text:p>37</text:p>
          </table:table-cell>
          <table:table-cell table:style-name="ce4" table:formula="of:=ABS([.J$3]*SIN((([.J47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4" table:formula="of:=([.B48]*2)/PI()" office:value-type="float" office:value="29.2845095289087" calcext:value-type="float">
            <text:p>29.28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table:formula="of:=50/[.E48]" office:value-type="float" office:value="1.08695652173913" calcext:value-type="float">
            <text:p>1.09</text:p>
          </table:table-cell>
          <table:table-cell table:style-name="ce4"/>
          <table:table-cell table:number-columns-repeated="2"/>
          <table:table-cell office:value-type="float" office:value="38" calcext:value-type="float">
            <text:p>38</text:p>
          </table:table-cell>
          <table:table-cell table:style-name="ce4" table:formula="of:=ABS([.J$3]*SIN((([.J48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4" table:formula="of:=([.B49]*2)/PI()" office:value-type="float" office:value="29.9211293012763" calcext:value-type="float">
            <text:p>29.92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table:formula="of:=50/[.E49]" office:value-type="float" office:value="1.06382978723404" calcext:value-type="float">
            <text:p>1.06</text:p>
          </table:table-cell>
          <table:table-cell table:style-name="ce4"/>
          <table:table-cell table:number-columns-repeated="2"/>
          <table:table-cell office:value-type="float" office:value="39" calcext:value-type="float">
            <text:p>39</text:p>
          </table:table-cell>
          <table:table-cell table:style-name="ce4" table:formula="of:=ABS([.J$3]*SIN((([.J49]*[.J$4])+[.J$5])*[.J$7]))" office:value-type="float" office:value="1.51751624538558" calcext:value-type="float">
            <text:p>1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4" table:formula="of:=([.B50]*2)/PI()" office:value-type="float" office:value="30.5577490736439" calcext:value-type="float">
            <text:p>30.56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table:formula="of:=50/[.E50]" office:value-type="float" office:value="1.04166666666667" calcext:value-type="float">
            <text:p>1.04</text:p>
          </table:table-cell>
          <table:table-cell table:style-name="ce4"/>
          <table:table-cell table:number-columns-repeated="2"/>
          <table:table-cell office:value-type="float" office:value="40" calcext:value-type="float">
            <text:p>40</text:p>
          </table:table-cell>
          <table:table-cell table:style-name="ce4" table:formula="of:=ABS([.J$3]*SIN((([.J50]*[.J$4])+[.J$5])*[.J$7]))" office:value-type="float" office:value="1.64152688241455" calcext:value-type="float">
            <text:p>1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4" table:formula="of:=([.B51]*2)/PI()" office:value-type="float" office:value="31.1943688460115" calcext:value-type="float">
            <text:p>31.19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table:formula="of:=50/[.E51]" office:value-type="float" office:value="1.02040816326531" calcext:value-type="float">
            <text:p>1.02</text:p>
          </table:table-cell>
          <table:table-cell table:style-name="ce4"/>
          <table:table-cell table:number-columns-repeated="2"/>
          <table:table-cell office:value-type="float" office:value="41" calcext:value-type="float">
            <text:p>41</text:p>
          </table:table-cell>
          <table:table-cell table:style-name="ce4" table:formula="of:=ABS([.J$3]*SIN((([.J51]*[.J$4])+[.J$5])*[.J$7]))" office:value-type="float" office:value="1.74869323228916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table:formula="of:=([.B52]*2)/PI()" office:value-type="float" office:value="31.8309886183791" calcext:value-type="float">
            <text:p>31.8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formula="of:=50/[.E52]" office:value-type="float" office:value="1" calcext:value-type="float">
            <text:p>1.00</text:p>
          </table:table-cell>
          <table:table-cell table:style-name="ce4"/>
          <table:table-cell table:number-columns-repeated="2"/>
          <table:table-cell office:value-type="float" office:value="42" calcext:value-type="float">
            <text:p>42</text:p>
          </table:table-cell>
          <table:table-cell table:style-name="ce4" table:formula="of:=ABS([.J$3]*SIN((([.J52]*[.J$4])+[.J$5])*[.J$7]))" office:value-type="float" office:value="1.83791562324046" calcext:value-type="float">
            <text:p>1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table:formula="of:=([.B53]*2)/PI()" office:value-type="float" office:value="32.4676083907466" calcext:value-type="float">
            <text:p>32.4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4" table:formula="of:=ABS([.J$3]*SIN((([.J53]*[.J$4])+[.J$5])*[.J$7]))" office:value-type="float" office:value="1.9082785128001" calcext:value-type="float">
            <text:p>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4" table:formula="of:=([.B54]*2)/PI()" office:value-type="float" office:value="33.1042281631142" calcext:value-type="float">
            <text:p>33.1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4" table:formula="of:=ABS([.J$3]*SIN((([.J54]*[.J$4])+[.J$5])*[.J$7]))" office:value-type="float" office:value="1.95905988250499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4" table:formula="of:=([.B55]*2)/PI()" office:value-type="float" office:value="33.7408479354818" calcext:value-type="float">
            <text:p>33.74</text:p>
          </table:table-cell>
          <table:table-cell table:number-columns-repeated="5"/>
          <table:table-cell table:style-name="ce1"/>
          <table:table-cell office:value-type="float" office:value="45" calcext:value-type="float">
            <text:p>45</text:p>
          </table:table-cell>
          <table:table-cell table:style-name="ce4" table:formula="of:=ABS([.J$3]*SIN((([.J55]*[.J$4])+[.J$5])*[.J$7]))" office:value-type="float" office:value="1.98973864678379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4" table:formula="of:=([.B56]*2)/PI()" office:value-type="float" office:value="34.3774677078494" calcext:value-type="float">
            <text:p>34.38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4" table:formula="of:=ABS([.J$3]*SIN((([.J56]*[.J$4])+[.J$5])*[.J$7]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table:formula="of:=([.B57]*2)/PI()" office:value-type="float" office:value="35.014087480217" calcext:value-type="float">
            <text:p>35.01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4" table:formula="of:=ABS([.J$3]*SIN((([.J57]*[.J$4])+[.J$5])*[.J$7]))" office:value-type="float" office:value="1.98973864678379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table:formula="of:=([.B58]*2)/PI()" office:value-type="float" office:value="35.6507072525846" calcext:value-type="float">
            <text:p>35.6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4" table:formula="of:=ABS([.J$3]*SIN((([.J58]*[.J$4])+[.J$5])*[.J$7]))" office:value-type="float" office:value="1.95905988250499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4" table:formula="of:=([.B59]*2)/PI()" office:value-type="float" office:value="36.2873270249521" calcext:value-type="float">
            <text:p>36.29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4" table:formula="of:=ABS([.J$3]*SIN((([.J59]*[.J$4])+[.J$5])*[.J$7]))" office:value-type="float" office:value="1.9082785128001" calcext:value-type="float">
            <text:p>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4" table:formula="of:=([.B60]*2)/PI()" office:value-type="float" office:value="36.9239467973197" calcext:value-type="float">
            <text:p>36.9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4" table:formula="of:=ABS([.J$3]*SIN((([.J60]*[.J$4])+[.J$5])*[.J$7]))" office:value-type="float" office:value="1.83791562324046" calcext:value-type="float">
            <text:p>1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4" table:formula="of:=([.B61]*2)/PI()" office:value-type="float" office:value="37.5605665696873" calcext:value-type="float">
            <text:p>37.56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4" table:formula="of:=ABS([.J$3]*SIN((([.J61]*[.J$4])+[.J$5])*[.J$7]))" office:value-type="float" office:value="1.74869323228916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table:formula="of:=([.B62]*2)/PI()" office:value-type="float" office:value="38.1971863420549" calcext:value-type="float">
            <text:p>38.20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4" table:formula="of:=ABS([.J$3]*SIN((([.J62]*[.J$4])+[.J$5])*[.J$7]))" office:value-type="float" office:value="1.64152688241455" calcext:value-type="float">
            <text:p>1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4" table:formula="of:=([.B63]*2)/PI()" office:value-type="float" office:value="38.8338061144225" calcext:value-type="float">
            <text:p>38.8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4" table:formula="of:=ABS([.J$3]*SIN((([.J63]*[.J$4])+[.J$5])*[.J$7]))" office:value-type="float" office:value="1.51751624538558" calcext:value-type="float">
            <text:p>1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4" table:formula="of:=([.B64]*2)/PI()" office:value-type="float" office:value="39.47042588679" calcext:value-type="float">
            <text:p>39.4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4" table:formula="of:=ABS([.J$3]*SIN((([.J64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4" table:formula="of:=([.B65]*2)/PI()" office:value-type="float" office:value="40.1070456591576" calcext:value-type="float">
            <text:p>40.1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4" table:formula="of:=ABS([.J$3]*SIN((([.J65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table:formula="of:=([.B66]*2)/PI()" office:value-type="float" office:value="40.7436654315252" calcext:value-type="float">
            <text:p>40.7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4" table:formula="of:=ABS([.J$3]*SIN((([.J66]*[.J$4])+[.J$5])*[.J$7]))" office:value-type="float" office:value="1.05792802065393" calcext:value-type="float">
            <text:p>1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4" table:formula="of:=([.B67]*2)/PI()" office:value-type="float" office:value="41.3802852038928" calcext:value-type="float">
            <text:p>41.38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4" table:formula="of:=ABS([.J$3]*SIN((([.J67]*[.J$4])+[.J$5])*[.J$7]))" office:value-type="float" office:value="0.880788303115268" calcext:value-type="float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table:formula="of:=([.B68]*2)/PI()" office:value-type="float" office:value="42.0169049762604" calcext:value-type="float">
            <text:p>42.02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4" table:formula="of:=ABS([.J$3]*SIN((([.J68]*[.J$4])+[.J$5])*[.J$7]))" office:value-type="float" office:value="0.69461050568964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table:formula="of:=([.B69]*2)/PI()" office:value-type="float" office:value="42.653524748628" calcext:value-type="float">
            <text:p>42.65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4" table:formula="of:=ABS([.J$3]*SIN((([.J69]*[.J$4])+[.J$5])*[.J$7]))" office:value-type="float" office:value="0.501305064517443" calcext:value-type="float">
            <text:p>0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table:formula="of:=([.B70]*2)/PI()" office:value-type="float" office:value="43.2901445209955" calcext:value-type="float">
            <text:p>43.2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4" table:formula="of:=ABS([.J$3]*SIN((([.J70]*[.J$4])+[.J$5])*[.J$7]))" office:value-type="float" office:value="0.302855555009154" calcext:value-type="float">
            <text:p>0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table:formula="of:=([.B71]*2)/PI()" office:value-type="float" office:value="43.9267642933631" calcext:value-type="float">
            <text:p>43.93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4" table:formula="of:=ABS([.J$3]*SIN((([.J71]*[.J$4])+[.J$5])*[.J$7]))" office:value-type="float" office:value="0.101298337677427" calcext:value-type="float">
            <text:p>0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[.B72]*2)/PI()" office:value-type="float" office:value="44.5633840657307" calcext:value-type="float">
            <text:p>44.56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4" table:formula="of:=ABS([.J$3]*SIN((([.J72]*[.J$4])+[.J$5])*[.J$7]))" office:value-type="float" office:value="0.101298337677424" calcext:value-type="float">
            <text:p>0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table:formula="of:=([.B73]*2)/PI()" office:value-type="float" office:value="45.2000038380983" calcext:value-type="float">
            <text:p>45.2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4" table:formula="of:=ABS([.J$3]*SIN((([.J73]*[.J$4])+[.J$5])*[.J$7]))" office:value-type="float" office:value="0.302855555009153" calcext:value-type="float">
            <text:p>0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table:formula="of:=([.B74]*2)/PI()" office:value-type="float" office:value="45.8366236104659" calcext:value-type="float">
            <text:p>45.84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4" table:formula="of:=ABS([.J$3]*SIN((([.J74]*[.J$4])+[.J$5])*[.J$7]))" office:value-type="float" office:value="0.50130506451744" calcext:value-type="float">
            <text:p>0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table:formula="of:=([.B75]*2)/PI()" office:value-type="float" office:value="46.4732433828334" calcext:value-type="float">
            <text:p>46.4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4" table:formula="of:=ABS([.J$3]*SIN((([.J75]*[.J$4])+[.J$5])*[.J$7]))" office:value-type="float" office:value="0.69461050568964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table:formula="of:=([.B76]*2)/PI()" office:value-type="float" office:value="47.109863155201" calcext:value-type="float">
            <text:p>47.11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4" table:formula="of:=ABS([.J$3]*SIN((([.J76]*[.J$4])+[.J$5])*[.J$7]))" office:value-type="float" office:value="0.880788303115268" calcext:value-type="float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table:formula="of:=([.B77]*2)/PI()" office:value-type="float" office:value="47.7464829275686" calcext:value-type="float">
            <text:p>47.75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4" table:formula="of:=ABS([.J$3]*SIN((([.J77]*[.J$4])+[.J$5])*[.J$7]))" office:value-type="float" office:value="1.05792802065392" calcext:value-type="float">
            <text:p>1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table:formula="of:=([.B78]*2)/PI()" office:value-type="float" office:value="48.3831026999362" calcext:value-type="float">
            <text:p>48.3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4" table:formula="of:=ABS([.J$3]*SIN((([.J78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table:formula="of:=([.B79]*2)/PI()" office:value-type="float" office:value="49.0197224723038" calcext:value-type="float">
            <text:p>49.02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4" table:formula="of:=ABS([.J$3]*SIN((([.J79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table:formula="of:=([.B80]*2)/PI()" office:value-type="float" office:value="49.6563422446713" calcext:value-type="float">
            <text:p>49.6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4" table:formula="of:=ABS([.J$3]*SIN((([.J80]*[.J$4])+[.J$5])*[.J$7]))" office:value-type="float" office:value="1.51751624538558" calcext:value-type="float">
            <text:p>1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table:formula="of:=([.B81]*2)/PI()" office:value-type="float" office:value="50.2929620170389" calcext:value-type="float">
            <text:p>50.29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4" table:formula="of:=ABS([.J$3]*SIN((([.J81]*[.J$4])+[.J$5])*[.J$7]))" office:value-type="float" office:value="1.64152688241455" calcext:value-type="float">
            <text:p>1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table:formula="of:=([.B82]*2)/PI()" office:value-type="float" office:value="50.9295817894065" calcext:value-type="float">
            <text:p>50.9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style-name="ce4" table:formula="of:=ABS([.J$3]*SIN((([.J82]*[.J$4])+[.J$5])*[.J$7]))" office:value-type="float" office:value="1.74869323228916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table:formula="of:=([.B83]*2)/PI()" office:value-type="float" office:value="51.5662015617741" calcext:value-type="float">
            <text:p>51.5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style-name="ce4" table:formula="of:=ABS([.J$3]*SIN((([.J83]*[.J$4])+[.J$5])*[.J$7]))" office:value-type="float" office:value="1.83791562324046" calcext:value-type="float">
            <text:p>1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table:formula="of:=([.B84]*2)/PI()" office:value-type="float" office:value="52.2028213341417" calcext:value-type="float">
            <text:p>52.2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table:style-name="ce4" table:formula="of:=ABS([.J$3]*SIN((([.J84]*[.J$4])+[.J$5])*[.J$7]))" office:value-type="float" office:value="1.9082785128001" calcext:value-type="float">
            <text:p>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table:formula="of:=([.B85]*2)/PI()" office:value-type="float" office:value="52.8394411065093" calcext:value-type="float">
            <text:p>52.8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style-name="ce4" table:formula="of:=ABS([.J$3]*SIN((([.J85]*[.J$4])+[.J$5])*[.J$7]))" office:value-type="float" office:value="1.95905988250499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table:formula="of:=([.B86]*2)/PI()" office:value-type="float" office:value="53.4760608788768" calcext:value-type="float">
            <text:p>53.48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style-name="ce4" table:formula="of:=ABS([.J$3]*SIN((([.J86]*[.J$4])+[.J$5])*[.J$7]))" office:value-type="float" office:value="1.98973864678379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table:formula="of:=([.B87]*2)/PI()" office:value-type="float" office:value="54.1126806512444" calcext:value-type="float">
            <text:p>54.1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style-name="ce4" table:formula="of:=ABS([.J$3]*SIN((([.J87]*[.J$4])+[.J$5])*[.J$7]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table:formula="of:=([.B88]*2)/PI()" office:value-type="float" office:value="54.749300423612" calcext:value-type="float">
            <text:p>54.7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table:style-name="ce4" table:formula="of:=ABS([.J$3]*SIN((([.J88]*[.J$4])+[.J$5])*[.J$7]))" office:value-type="float" office:value="1.98973864678379" calcext:value-type="float">
            <text:p>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table:formula="of:=([.B89]*2)/PI()" office:value-type="float" office:value="55.3859201959796" calcext:value-type="float">
            <text:p>55.3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style-name="ce4" table:formula="of:=ABS([.J$3]*SIN((([.J89]*[.J$4])+[.J$5])*[.J$7]))" office:value-type="float" office:value="1.95905988250499" calcext:value-type="float">
            <text:p>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table:formula="of:=([.B90]*2)/PI()" office:value-type="float" office:value="56.0225399683472" calcext:value-type="float">
            <text:p>56.0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style-name="ce4" table:formula="of:=ABS([.J$3]*SIN((([.J90]*[.J$4])+[.J$5])*[.J$7]))" office:value-type="float" office:value="1.9082785128001" calcext:value-type="float">
            <text:p>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table:formula="of:=([.B91]*2)/PI()" office:value-type="float" office:value="56.6591597407147" calcext:value-type="float">
            <text:p>56.66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style-name="ce4" table:formula="of:=ABS([.J$3]*SIN((([.J91]*[.J$4])+[.J$5])*[.J$7]))" office:value-type="float" office:value="1.83791562324046" calcext:value-type="float">
            <text:p>1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table:formula="of:=([.B92]*2)/PI()" office:value-type="float" office:value="57.2957795130823" calcext:value-type="float">
            <text:p>57.30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style-name="ce4" table:formula="of:=ABS([.J$3]*SIN((([.J92]*[.J$4])+[.J$5])*[.J$7]))" office:value-type="float" office:value="1.74869323228917" calcext:value-type="float">
            <text:p>1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4" table:formula="of:=([.B93]*2)/PI()" office:value-type="float" office:value="57.9323992854499" calcext:value-type="float">
            <text:p>57.93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table:style-name="ce4" table:formula="of:=ABS([.J$3]*SIN((([.J93]*[.J$4])+[.J$5])*[.J$7]))" office:value-type="float" office:value="1.64152688241455" calcext:value-type="float">
            <text:p>1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4" table:formula="of:=([.B94]*2)/PI()" office:value-type="float" office:value="58.5690190578175" calcext:value-type="float">
            <text:p>58.57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table:style-name="ce4" table:formula="of:=ABS([.J$3]*SIN((([.J94]*[.J$4])+[.J$5])*[.J$7]))" office:value-type="float" office:value="1.51751624538558" calcext:value-type="float">
            <text:p>1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4" table:formula="of:=([.B95]*2)/PI()" office:value-type="float" office:value="59.2056388301851" calcext:value-type="float">
            <text:p>59.2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style-name="ce4" table:formula="of:=ABS([.J$3]*SIN((([.J95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4" table:formula="of:=([.B96]*2)/PI()" office:value-type="float" office:value="59.8422586025527" calcext:value-type="float">
            <text:p>59.84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table:style-name="ce4" table:formula="of:=ABS([.J$3]*SIN((([.J96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4" table:formula="of:=([.B97]*2)/PI()" office:value-type="float" office:value="60.4788783749202" calcext:value-type="float">
            <text:p>60.4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style-name="ce4" table:formula="of:=ABS([.J$3]*SIN((([.J97]*[.J$4])+[.J$5])*[.J$7]))" office:value-type="float" office:value="1.05792802065392" calcext:value-type="float">
            <text:p>1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4" table:formula="of:=([.B98]*2)/PI()" office:value-type="float" office:value="61.1154981472878" calcext:value-type="float">
            <text:p>61.1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style-name="ce4" table:formula="of:=ABS([.J$3]*SIN((([.J98]*[.J$4])+[.J$5])*[.J$7]))" office:value-type="float" office:value="0.880788303115269" calcext:value-type="float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4" table:formula="of:=([.B99]*2)/PI()" office:value-type="float" office:value="61.7521179196554" calcext:value-type="float">
            <text:p>61.7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table:style-name="ce4" table:formula="of:=ABS([.J$3]*SIN((([.J99]*[.J$4])+[.J$5])*[.J$7]))" office:value-type="float" office:value="0.694610505689642" calcext:value-type="float">
            <text:p>0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4" table:formula="of:=([.B100]*2)/PI()" office:value-type="float" office:value="62.388737692023" calcext:value-type="float">
            <text:p>62.3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style-name="ce4" table:formula="of:=ABS([.J$3]*SIN((([.J100]*[.J$4])+[.J$5])*[.J$7]))" office:value-type="float" office:value="0.501305064517439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style-name="ce4" table:formula="of:=ABS([.J$3]*SIN((([.J101]*[.J$4])+[.J$5])*[.J$7]))" office:value-type="float" office:value="0.302855555009156" calcext:value-type="float">
            <text:p>0.3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style-name="ce4" table:formula="of:=ABS([.J$3]*SIN((([.J102]*[.J$4])+[.J$5])*[.J$7]))" office:value-type="float" office:value="0.101298337677426" calcext:value-type="float">
            <text:p>0.1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style-name="ce4" table:formula="of:=ABS([.J$3]*SIN((([.J103]*[.J$4])+[.J$5])*[.J$7]))" office:value-type="float" office:value="0.101298337677424" calcext:value-type="float">
            <text:p>0.1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style-name="ce4" table:formula="of:=ABS([.J$3]*SIN((([.J104]*[.J$4])+[.J$5])*[.J$7]))" office:value-type="float" office:value="0.302855555009155" calcext:value-type="float">
            <text:p>0.3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style-name="ce4" table:formula="of:=ABS([.J$3]*SIN((([.J105]*[.J$4])+[.J$5])*[.J$7]))" office:value-type="float" office:value="0.501305064517442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style-name="ce4" table:formula="of:=ABS([.J$3]*SIN((([.J106]*[.J$4])+[.J$5])*[.J$7]))" office:value-type="float" office:value="0.69461050568964" calcext:value-type="float">
            <text:p>0.6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style-name="ce4" table:formula="of:=ABS([.J$3]*SIN((([.J107]*[.J$4])+[.J$5])*[.J$7]))" office:value-type="float" office:value="0.880788303115267" calcext:value-type="float">
            <text:p>0.8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style-name="ce4" table:formula="of:=ABS([.J$3]*SIN((([.J108]*[.J$4])+[.J$5])*[.J$7]))" office:value-type="float" office:value="1.05792802065392" calcext:value-type="float">
            <text:p>1.0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style-name="ce4" table:formula="of:=ABS([.J$3]*SIN((([.J109]*[.J$4])+[.J$5])*[.J$7]))" office:value-type="float" office:value="1.22421196509533" calcext:value-type="float">
            <text:p>1.2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style-name="ce4" table:formula="of:=ABS([.J$3]*SIN((([.J110]*[.J$4])+[.J$5])*[.J$7]))" office:value-type="float" office:value="1.37793383815137" calcext:value-type="float">
            <text:p>1.38</text:p>
          </table:table-cell>
          <table:table-cell table:number-columns-repeated="101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user</meta:initial-creator>
    <meta:creation-date>2022-12-04T17:39:02Z</meta:creation-date>
    <dc:date>2022-12-11T18:42:31.724000000</dc:date>
    <meta:editing-cycles>3</meta:editing-cycles>
    <meta:editing-duration>PT33M18S</meta:editing-duration>
    <meta:document-statistic meta:table-count="1" meta:cell-count="523" meta:object-count="0"/>
  </office:meta>
</office:document-meta>
</file>